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kCacheManager.getElemen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Manager.setCacheEventLogger( ICacheEventLogger cacheEven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Manager.getCacheEven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Manager.setElementSerializer(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